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Arial1" svg:font-family="Arial" style:font-pitch="variable"/>
    <style:font-face style:name="Microsoft YaHei2" svg:font-family="'Microsoft YaHei'" style:font-pitch="variable"/>
    <style:font-face style:name="Times New Roman1" svg:font-family="'Times New Roman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bottom" draw:auto-grow-height="false" fo:min-height="4.894cm" fo:min-width="15.676cm" draw:shadow-offset-x="0.203cm" draw:shadow-offset-y="0.20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887cm" fo:min-width="0.199cm" draw:shadow-offset-x="0.203cm" draw:shadow-offset-y="0.203cm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2.671cm" fo:min-width="3.691cm" draw:shadow-offset-x="0.203cm" draw:shadow-offset-y="0.203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913cm" fo:min-width="0.178cm" draw:shadow-offset-x="0.203cm" draw:shadow-offset-y="0.203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4.322cm" fo:min-width="3.691cm" draw:shadow-offset-x="0.203cm" draw:shadow-offset-y="0.203cm"/>
    </style:style>
    <style:style style:name="gr6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4.322cm" fo:min-width="3.691cm" draw:shadow-offset-x="0.203cm" draw:shadow-offset-y="0.203cm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4.322cm" fo:min-width="3.691cm" draw:shadow-offset-x="0.203cm" draw:shadow-offset-y="0.203cm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top" draw:auto-grow-height="false" fo:min-height="4.322cm" fo:min-width="3.691cm" draw:shadow-offset-x="0.203cm" draw:shadow-offset-y="0.203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2.798cm" fo:min-width="6.32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4" style:family="paragraph">
      <loext:graphic-properties draw:fill="none"/>
      <style:paragraph-properties fo:text-align="center"/>
      <style:text-properties style:font-name="Liberation Sans1" fo:font-size="15pt" style:font-size-asian="15pt" style:font-size-complex="15pt"/>
    </style:style>
    <style:style style:name="P5" style:family="paragraph">
      <style:paragraph-properties fo:margin-left="0cm" fo:margin-right="0cm" fo:text-indent="0cm" style:text-autospace="none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8" style:family="paragraph">
      <style:paragraph-properties fo:margin-left="0cm" fo:margin-right="0cm" fo:margin-top="0cm" fo:margin-bottom="0cm" fo:line-height="108%" fo:text-align="center" fo:text-indent="0cm" style:text-autospace="none"/>
    </style:style>
    <style:style style:name="P9" style:family="paragraph">
      <loext:graphic-properties draw:fill="none"/>
      <style:paragraph-properties fo:margin-top="0cm" fo:margin-bottom="0cm" fo:text-align="center"/>
      <style:text-properties style:font-name="Liberation Sans1" fo:font-size="15pt" style:font-size-asian="15pt" style:font-size-complex="15pt"/>
    </style:style>
    <style:style style:name="P10" style:family="paragraph">
      <style:paragraph-properties fo:margin-left="0cm" fo:margin-right="0cm" fo:text-align="center" fo:text-indent="0cm" style:text-autospace="non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1" fo:font-size="15pt" style:font-size-asian="15pt" style:font-size-complex="15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normal" style:letter-kerning="true" style:font-name-asian="Calibri" style:font-size-asian="9pt" style:language-asian="en" style:country-asian="US" style:font-style-asian="normal" style:font-weight-asian="normal" style:font-name-complex="Times New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14pt" style:font-size-asian="14pt" style:font-size-complex="1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10pt" style:language-asian="en" style:country-asian="US" style:font-style-asian="normal" style:font-weight-asian="normal" style:font-name-complex="Lucida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letter-kerning="true" style:font-name-asian="Microsoft YaHei" style:font-size-asian="10.5pt" style:language-asian="en" style:country-asian="US" style:font-style-asian="normal" style:font-weight-asian="normal" style:font-name-complex="Times New Roman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4pt" style:language-asian="en" style:country-asian="US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574cm" svg:height="6.604cm" svg:x="1.635cm" svg:y="11.414cm">
          <text:p text:style-name="P1">Системная шина</text:p>
          <draw:enhanced-geometry svg:viewBox="0 0 21600 21600" draw:text-areas="?f5 ?f1 ?f6 ?f3" draw:mirror-horizontal="false" draw:mirror-vertical="false" draw:type="left-right-arrow" draw:modifiers="1790.79407806191 2389.7237569060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1.397cm" svg:height="2.667cm" svg:x="3.921cm" svg:y="9.382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4.191cm" svg:height="2.921cm" svg:x="2.524cm" svg:y="6.461cm">
          <text:p text:style-name="P1"><text:span text:style-name="T1">ЦП</text:span></text:p>
          <text:p text:style-name="P1"><text:span text:style-name="T2"/></text:p>
          <text:p text:style-name="P1"><text:span text:style-name="T2">Intel® Core™</text:span></text:p>
          <text:p text:style-name="P1"><text:span text:style-name="T2">i7-7700HQ </text:span></text:p>
          <text:p text:style-name="P3"><text:span text:style-name="T2">CPU @ 2.80GHz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8.493cm" svg:y="9.382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4.191cm" svg:height="2.921cm" svg:x="7.096cm" svg:y="6.461cm">
          <text:p text:style-name="P1"><text:span text:style-name="T1">OЗУ</text:span></text:p>
          <text:p text:style-name="P1"><text:span text:style-name="T3">Micron Technology</text:span></text:p>
          <text:p text:style-name="P1"><text:span text:style-name="T3">8192 MB</text:span></text:p>
          <text:p text:style-name="P1"><text:span text:style-name="T3">(DDR4-2400)</text:span></text:p>
          <text:p text:style-name="P1"><text:span text:style-name="T3">P/N: 8ATF1G64HZ-2G3H1</text:span></text:p>
          <text:p text:style-name="P1"><text:span text:style-name="T3">S/N: 17AE4BF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12.938cm" svg:y="9.382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4.191cm" svg:height="2.921cm" svg:x="11.541cm" svg:y="6.461cm">
          <text:p text:style-name="P1"><text:span text:style-name="T1">Видеоадаптер</text:span></text:p>
          <text:p text:style-name="P1"><text:span text:style-name="T1"/></text:p>
          <text:p text:style-name="P1"><text:span text:style-name="T2">GeForce GTX 1050 Ti</text:span></text:p>
          <text:p text:style-name="P5"><text:span text:style-name="T4">Intel HD Graphics 63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16.875cm" svg:y="9.382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4.191cm" svg:height="2.921cm" svg:x="15.859cm" svg:y="6.461cm">
          <text:p text:style-name="P1"><text:span text:style-name="T5">Звуковой адаптер</text:span></text:p>
          <text:p text:style-name="P1"><text:span text:style-name="T2"/></text:p>
          <text:p text:style-name="P1"><text:span text:style-name="T2">NVIDIA</text:span></text:p>
          <text:p text:style-name="P1"><text:span text:style-name="T2">High Definition Audio</text:span></text:p>
          <text:p text:style-name="P1"><text:span text:style-name="T2"/></text:p>
          <text:p text:style-name="P1"><text:span text:style-name="T2">Realtek Audio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3.921cm" svg:y="17.256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9" draw:layer="layout" svg:width="4.191cm" svg:height="4.572cm" svg:x="2.524cm" svg:y="19.923cm">
          <text:p text:style-name="P6"><text:span text:style-name="T6">Жесткий диск</text:span></text:p>
          <text:p text:style-name="P6"><text:span text:style-name="T2"/></text:p>
          <text:p text:style-name="P6"><text:span text:style-name="T2">TOSHIBA</text:span></text:p>
          <text:p text:style-name="P7"><text:span text:style-name="T2">MQ02ABD100H</text:span></text:p>
          <text:p text:style-name="P7"><text:span text:style-name="T2">(1 TB)</text:span></text:p>
          <text:p text:style-name="P7"><text:span text:style-name="T2"/></text:p>
          <text:p text:style-name="P7"><text:span text:style-name="T2">SanDisk</text:span></text:p>
          <text:p text:style-name="P8"><text:span text:style-name="T2">SD8SN8U128G100</text:span></text:p>
          <text:p text:style-name="P8"><text:span text:style-name="T2">(128 GB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8.493cm" svg:y="17.256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1" draw:layer="layout" svg:width="4.191cm" svg:height="4.572cm" svg:x="6.842cm" svg:y="19.923cm">
          <text:p text:style-name="P6"><text:span text:style-name="T7">Сетевой адаптер</text:span></text:p>
          <text:p text:style-name="P6"><text:span text:style-name="T2"/></text:p>
          <text:p text:style-name="P10"><text:span text:style-name="T8">Intel(R) Dual Band</text:span></text:p>
          <text:p text:style-name="P10"><text:span text:style-name="T8">Wireless-AC 3165</text:span></text:p>
          <text:p text:style-name="P10"><text:span text:style-name="T8"/></text:p>
          <text:p text:style-name="P10"><text:span text:style-name="T8">Microsoft Wi-Fi</text:span></text:p>
          <text:p text:style-name="P10"><text:span text:style-name="T8">Direct Virtual Adapter</text:span></text:p>
          <text:p text:style-name="P10"><text:span text:style-name="T8"/></text:p>
          <text:p text:style-name="P10"><text:span text:style-name="T8">Realtek PCIe GbE</text:span></text:p>
          <text:p text:style-name="P10"><text:span text:style-name="T8">Family Controller</text:span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12.938cm" svg:y="17.256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1" draw:layer="layout" svg:width="4.191cm" svg:height="4.572cm" svg:x="11.287cm" svg:y="19.923cm">
          <text:p text:style-name="P6"><text:span text:style-name="T6">Мышь</text:span></text:p>
          <text:p text:style-name="P6"><text:span text:style-name="T2"/></text:p>
          <text:p text:style-name="P6"><text:span text:style-name="T2">Hardware Type USB </text:span></text:p>
          <text:p text:style-name="P6"><text:span text:style-name="T2">Input Device</text:span></text:p>
          <text:p text:style-name="P6"><text:span text:style-name="T2"/></text:p>
          <text:p text:style-name="P7"><text:span text:style-name="T2">Hardware Type</text:span></text:p>
          <text:p text:style-name="P7"><text:span text:style-name="T2">HID-compliant mouse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2.667cm" svg:x="16.875cm" svg:y="17.256cm">
          <text:p text:style-name="P1"><text:s/></text:p>
          <draw:enhanced-geometry svg:viewBox="0 0 21600 21600" draw:text-areas="?f0 ?f8 ?f2 ?f9" draw:type="up-down-arrow" draw:modifiers="5562.23175965665 4217.99100449775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1" draw:layer="layout" svg:width="4.191cm" svg:height="4.572cm" svg:x="15.732cm" svg:y="19.923cm">
          <text:p text:style-name="P6"><text:span text:style-name="T6">Клавиатура</text:span></text:p>
          <text:p text:style-name="P6"><text:span text:style-name="T2"/></text:p>
          <text:p text:style-name="P6"><text:span text:style-name="T2">Standard PS/2 Keyboard</text:span></text:p>
          <text:p text:style-name="P6"><text:span text:style-name="T2">(101- or 102-key)</text:span></text:p>
          <text:p text:style-name="P6"><text:span text:style-name="T2"/></text:p>
          <text:p text:style-name="P6"><text:span text:style-name="T10">HID Keyboard Device</text:span></text:p>
          <text:p text:style-name="P7"><text:span text:style-name="T11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6.824cm" svg:height="3.048cm" svg:x="7.43cm" svg:y="12.684cm">
          <text:p text:style-name="P1"><text:span text:style-name="T12">Системная</text:span><text:span text:style-name="T13"> </text:span><text:span text:style-name="T12">плата</text:span></text:p>
          <text:p text:style-name="P1"><text:span text:style-name="T14">Dell 065C71</text:span></text:p>
          <text:p text:style-name="P1"><text:span text:style-name="T15"/></text:p>
          <text:p text:style-name="P1"><text:span text:style-name="T14">S/N: /75T7L22/CN1296676N0026/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Arial1" svg:font-family="Arial" style:font-pitch="variable"/>
    <style:font-face style:name="Microsoft YaHei2" svg:font-family="'Microsoft YaHei'" style:font-pitch="variable"/>
    <style:font-face style:name="Times New Roman1" svg:font-family="'Times New Roman'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1" fo:font-family="Calibri" style:font-family-generic="roman" style:font-pitch="variable" fo:language="ru" fo:country="RU" style:font-name-asian="F" style:font-family-generic-asian="roman" style:font-size-asian="11pt" style:language-asian="ar" style:country-asian="SA" style:font-name-complex="Calibri1" style:font-family-complex="Calibri" style:font-family-generic-complex="roman" style:font-pitch-complex="variable" style:font-size-complex="11pt"/>
    </style:style>
    <style:style style:name="ListLabel_20_1" style:display-name="ListLabel 1" style:family="graphic">
      <style:paragraph-properties style:text-autospace="none"/>
      <style:text-properties fo:font-weight="bold" style:font-weight-asian="bold" style:font-weight-complex="bold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Абзац_20_Знак" style:display-name="Абзац Знак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Заголовки_20_Знак" style:display-name="Заголовки Знак" style:family="graphic">
      <style:paragraph-properties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таблицы" style:display-name="Заголовок таблицы" style:family="graphic">
      <style:paragraph-properties fo:margin-top="0cm" fo:margin-bottom="0.497cm" fo:line-height="108%"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top="0cm" fo:margin-bottom="0.497cm" fo:line-height="108%" fo:text-align="start" style:text-autospace="none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ru" style:country-asian="RU"/>
    </style:style>
    <style:style style:name="Абзац" style:family="graphic">
      <style:paragraph-properties fo:margin-top="0cm" fo:margin-bottom="0.497cm" fo:line-height="100%" fo:text-align="justify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Заголовки" style:family="graphic">
      <style:paragraph-properties fo:margin-top="0cm" fo:margin-bottom="0.497cm" fo:line-height="150%" fo:text-align="center" style:text-autospace="non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4pt"/>
    </style:style>
    <style:style style:name="Указатель" style:family="graphic">
      <style:paragraph-properties fo:margin-top="0cm" fo:margin-bottom="0.497cm" fo:line-height="108%" fo:text-align="start" style:text-autospace="none"/>
      <style:text-properties style:font-name-asian="Arial" style:font-family-asian="Arial" style:font-family-generic-asian="swiss"/>
    </style:style>
    <style:style style:name="Название" style:family="graphic">
      <style:paragraph-properties fo:margin-top="0.374cm" fo:margin-bottom="0.374cm" fo:line-height="108%" fo:text-align="start" style:text-autospace="none"/>
      <style:text-properties fo:font-style="italic" style:font-name-asian="Arial" style:font-family-asian="Arial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-asian="Arial" style:font-family-asian="Arial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/>
    </style:style>
    <style:style style:name="Заголовок" style:family="graphic">
      <style:paragraph-properties fo:margin-top="0.746cm" fo:margin-bottom="0.374cm" fo:line-height="108%" fo:text-align="start" style:text-autospace="none"/>
      <style:text-properties style:font-name="Liberation Sans2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.497cm" fo:line-height="108%" fo:text-align="start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22:48:16.986000000</meta:creation-date>
    <dc:date>2019-04-03T23:39:16.455000000</dc:date>
    <meta:editing-duration>PT10M1S</meta:editing-duration>
    <meta:editing-cycles>3</meta:editing-cycles>
    <meta:generator>LibreOffice/6.2.2.2$Windows_X86_64 LibreOffice_project/2b840030fec2aae0fd2658d8d4f9548af4e3518d</meta:generator>
    <meta:document-statistic meta:object-count="18"/>
  </office:meta>
</office:document-meta>
</file>